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_zad3" table:style-name="ta1">
        <table:shapes>
          <draw:frame draw:z-index="0" draw:style-name="gr1" draw:text-style-name="P1" svg:width="15.999cm" svg:height="8.999cm" svg:x="9.058cm" svg:y="31.258cm">
            <draw:object draw:notify-on-update-of-ranges="wykres_zad3.A1:wykres_zad3.A1 wykres_zad3.A2:wykres_zad3.A71 wykres_zad3.B1:wykres_zad3.B1 wykres_zad3.B2:wykres_zad3.B71 wykres_zad3.A1:wykres_zad3.A1 wykres_zad3.A2:wykres_zad3.A71 wykres_zad3.C1:wykres_zad3.C1 wykres_zad3.C2:wykres_zad3.C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inimalne bezrobocie</text:p>
          </table:table-cell>
          <table:table-cell office:value-type="string" calcext:value-type="string">
            <text:p>Maksymalne bezrobocie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.2" calcext:value-type="float">
            <text:p>3,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5.3" calcext:value-type="float">
            <text:p>5,3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.8" calcext:value-type="float">
            <text:p>3,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.5" calcext:value-type="float">
            <text:p>3,5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.7" calcext:value-type="float">
            <text:p>2,7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.2" calcext:value-type="float">
            <text:p>3,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.2" calcext:value-type="float">
            <text:p>4,2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.2" calcext:value-type="float">
            <text:p>4,2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2" calcext:value-type="float">
            <text:p>6,2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.3" calcext:value-type="float">
            <text:p>5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.8" calcext:value-type="float">
            <text:p>5,8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.5" calcext:value-type="float">
            <text:p>5,5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.5" calcext:value-type="float">
            <text:p>5,5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.8" calcext:value-type="float">
            <text:p>3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.8" calcext:value-type="float">
            <text:p>3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.4" calcext:value-type="float">
            <text:p>3,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.5" calcext:value-type="float">
            <text:p>3,5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.9" calcext:value-type="float">
            <text:p>4,9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.2" calcext:value-type="float">
            <text:p>5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.9" calcext:value-type="float">
            <text:p>4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1" calcext:value-type="float">
            <text:p>6,1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.8" calcext:value-type="float">
            <text:p>7,8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.2" calcext:value-type="float">
            <text:p>7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.3" calcext:value-type="float">
            <text:p>8,3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.3" calcext:value-type="float">
            <text:p>7,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.7" calcext:value-type="float">
            <text:p>5,7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.3" calcext:value-type="float">
            <text:p>5,3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5" calcext:value-type="float">
            <text:p>6,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.5" calcext:value-type="float">
            <text:p>5,5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.4" calcext:value-type="float">
            <text:p>5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.4" calcext:value-type="float">
            <text:p>4,4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.2" calcext:value-type="float">
            <text:p>5,2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.7" calcext:value-type="float">
            <text:p>5,7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.4" calcext:value-type="float">
            <text:p>5,4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9" calcext:value-type="float">
            <text:p>4,9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.4" calcext:value-type="float">
            <text:p>4,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.8" calcext:value-type="float">
            <text:p>5,8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.7" calcext:value-type="float">
            <text:p>8,7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.4" calcext:value-type="float">
            <text:p>9,4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.5" calcext:value-type="float">
            <text:p>8,5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8" calcext:value-type="float">
            <text:p>7,8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7" calcext:value-type="float">
            <text:p>6,7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7" calcext:value-type="float">
            <text:p>5,7</text:p>
          </table:table-cell>
          <table:table-cell office:value-type="float" office:value="7.7" calcext:value-type="float">
            <text:p>7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0T19:22:08.643972152</dc:date>
    <meta:editing-duration>PT58S</meta:editing-duration>
    <meta:editing-cycles>1</meta:editing-cycles>
    <meta:document-statistic meta:table-count="1" meta:cell-count="21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Zadanie 3</text:p>
        </chart:title>
        <chart:legend chart:legend-position="end" svg:x="10.925cm" svg:y="3.952cm" style:legend-expansion="high" chart:style-name="ch3"/>
        <chart:plot-area chart:style-name="ch4" table:cell-range-address="wykres_zad3.A1:wykres_zad3.C71" chart:data-source-has-labels="row" svg:x="1.331cm" svg:y="1.275cm" svg:width="9.274cm" svg:height="6.564cm">
          <chartooo:coordinate-region svg:x="1.768cm" svg:y="1.474cm" svg:width="8.281cm" svg:height="5.718cm"/>
          <chart:axis chart:dimension="x" chart:name="primary-x" chart:style-name="ch5">
            <chart:title svg:x="5.62cm" svg:y="8.019cm" chart:style-name="ch6">
              <text:p>Rok</text:p>
            </chart:title>
          </chart:axis>
          <chart:axis chart:dimension="y" chart:name="primary-y" chart:style-name="ch5">
            <chart:title svg:x="0.451cm" svg:y="6.189cm" chart:style-name="ch7">
              <text:p>Wysokość bezrobocia</text:p>
            </chart:title>
            <chart:grid chart:style-name="ch8" chart:class="major"/>
          </chart:axis>
          <chart:series chart:style-name="ch9" chart:values-cell-range-address="wykres_zad3.B2:wykres_zad3.B71" chart:label-cell-address="wykres_zad3.B1:wykres_zad3.B1" chart:class="chart:scatter">
            <chart:domain table:cell-range-address="wykres_zad3.A2:wykres_zad3.A71"/>
            <chart:data-point chart:repeated="70"/>
          </chart:series>
          <chart:series chart:style-name="ch10" chart:values-cell-range-address="wykres_zad3.C2:wykres_zad3.C71" chart:label-cell-address="wykres_zad3.C1:wykres_zad3.C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imalne bezrobocie</text:p>
                <draw:g>
                  <svg:desc>wykres_zad3.B1:wykres_zad3.B1</svg:desc>
                </draw:g>
              </table:table-cell>
              <table:table-cell office:value-type="string">
                <text:p>Maksymalne bezrobocie</text:p>
                <draw:g>
                  <svg:desc>wykres_zad3.C1:wykres_zad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5">
                <text:p>1945</text:p>
                <draw:g>
                  <svg:desc>wykres_zad3.A2:wykres_zad3.A71</svg:desc>
                </draw:g>
              </table:table-cell>
              <table:table-cell office:value-type="float" office:value="3.2">
                <text:p>3.2</text:p>
                <draw:g>
                  <svg:desc>wykres_zad3.B2:wykres_zad3.B71</svg:desc>
                </draw:g>
              </table:table-cell>
              <table:table-cell office:value-type="float" office:value="4.4">
                <text:p>4.4</text:p>
                <draw:g>
                  <svg:desc>wykres_zad3.C2:wykres_zad3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6">
                <text:p>1946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7">
                <text:p>1947</text:p>
              </table:table-cell>
              <table:table-cell office:value-type="float" office:value="5">
                <text:p>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8">
                <text:p>194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9">
                <text:p>1949</text:p>
              </table:table-cell>
              <table:table-cell office:value-type="float" office:value="5.3">
                <text:p>5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0">
                <text:p>1950</text:p>
              </table:table-cell>
              <table:table-cell office:value-type="float" office:value="3.8">
                <text:p>3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1">
                <text:p>1951</text:p>
              </table:table-cell>
              <table:table-cell office:value-type="float" office:value="3.5">
                <text:p>3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2">
                <text:p>1952</text:p>
              </table:table-cell>
              <table:table-cell office:value-type="float" office:value="2.7">
                <text:p>2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3">
                <text:p>1953</text:p>
              </table:table-cell>
              <table:table-cell office:value-type="float" office:value="3.2">
                <text:p>3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4">
                <text:p>1954</text:p>
              </table:table-cell>
              <table:table-cell office:value-type="float" office:value="5">
                <text:p>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5">
                <text:p>1955</text:p>
              </table:table-cell>
              <table:table-cell office:value-type="float" office:value="4.2">
                <text:p>4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6">
                <text:p>1956</text:p>
              </table:table-cell>
              <table:table-cell office:value-type="float" office:value="4.2">
                <text:p>4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7">
                <text:p>1957</text:p>
              </table:table-cell>
              <table:table-cell office:value-type="float" office:value="4.7">
                <text:p>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8">
                <text:p>1958</text:p>
              </table:table-cell>
              <table:table-cell office:value-type="float" office:value="6.2">
                <text:p>6.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9">
                <text:p>1959</text:p>
              </table:table-cell>
              <table:table-cell office:value-type="float" office:value="5.3">
                <text:p>5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0">
                <text:p>1960</text:p>
              </table:table-cell>
              <table:table-cell office:value-type="float" office:value="5.8">
                <text:p>5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1">
                <text:p>1961</text:p>
              </table:table-cell>
              <table:table-cell office:value-type="float" office:value="6">
                <text:p>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2">
                <text:p>1962</text:p>
              </table:table-cell>
              <table:table-cell office:value-type="float" office:value="5.5">
                <text:p>5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3">
                <text:p>1963</text:p>
              </table:table-cell>
              <table:table-cell office:value-type="float" office:value="5.5">
                <text:p>5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4">
                <text:p>1964</text:p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5">
                <text:p>1965</text:p>
              </table:table-cell>
              <table:table-cell office:value-type="float" office:value="4">
                <text:p>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6">
                <text:p>1966</text:p>
              </table:table-cell>
              <table:table-cell office:value-type="float" office:value="3.8">
                <text:p>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7">
                <text:p>1967</text:p>
              </table:table-cell>
              <table:table-cell office:value-type="float" office:value="3.8">
                <text:p>3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8">
                <text:p>1968</text:p>
              </table:table-cell>
              <table:table-cell office:value-type="float" office:value="3.4">
                <text:p>3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">
                <text:p>1969</text:p>
              </table:table-cell>
              <table:table-cell office:value-type="float" office:value="3.5">
                <text:p>3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0">
                <text:p>1970</text:p>
              </table:table-cell>
              <table:table-cell office:value-type="float" office:value="4.9">
                <text:p>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1">
                <text:p>1971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2">
                <text:p>1972</text:p>
              </table:table-cell>
              <table:table-cell office:value-type="float" office:value="5.2">
                <text:p>5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3">
                <text:p>1973</text:p>
              </table:table-cell>
              <table:table-cell office:value-type="float" office:value="4.9">
                <text:p>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4">
                <text:p>1974</text:p>
              </table:table-cell>
              <table:table-cell office:value-type="float" office:value="6.1">
                <text:p>6.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5">
                <text:p>1975</text:p>
              </table:table-cell>
              <table:table-cell office:value-type="float" office:value="8.2">
                <text:p>8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6">
                <text:p>1976</text:p>
              </table:table-cell>
              <table:table-cell office:value-type="float" office:value="7.8">
                <text:p>7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7">
                <text:p>1977</text:p>
              </table:table-cell>
              <table:table-cell office:value-type="float" office:value="6.4">
                <text:p>6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8">
                <text:p>1978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9">
                <text:p>197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0">
                <text:p>1980</text:p>
              </table:table-cell>
              <table:table-cell office:value-type="float" office:value="7.2">
                <text:p>7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1">
                <text:p>1981</text:p>
              </table:table-cell>
              <table:table-cell office:value-type="float" office:value="8.2">
                <text:p>8.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2">
                <text:p>1982</text:p>
              </table:table-cell>
              <table:table-cell office:value-type="float" office:value="9.9">
                <text:p>9.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3">
                <text:p>1983</text:p>
              </table:table-cell>
              <table:table-cell office:value-type="float" office:value="8.3">
                <text:p>8.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4">
                <text:p>1984</text:p>
              </table:table-cell>
              <table:table-cell office:value-type="float" office:value="7.3">
                <text:p>7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5">
                <text:p>1985</text:p>
              </table:table-cell>
              <table:table-cell office:value-type="float" office:value="7">
                <text:p>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6">
                <text:p>1986</text:p>
              </table:table-cell>
              <table:table-cell office:value-type="float" office:value="6.6">
                <text:p>6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7">
                <text:p>1987</text:p>
              </table:table-cell>
              <table:table-cell office:value-type="float" office:value="5.7">
                <text:p>5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8">
                <text:p>1988</text:p>
              </table:table-cell>
              <table:table-cell office:value-type="float" office:value="5.3">
                <text:p>5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9">
                <text:p>1989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0">
                <text:p>1990</text:p>
              </table:table-cell>
              <table:table-cell office:value-type="float" office:value="6.2">
                <text:p>6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1">
                <text:p>1991</text:p>
              </table:table-cell>
              <table:table-cell office:value-type="float" office:value="7.3">
                <text:p>7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2">
                <text:p>1992</text:p>
              </table:table-cell>
              <table:table-cell office:value-type="float" office:value="7.4">
                <text:p>7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3">
                <text:p>1993</text:p>
              </table:table-cell>
              <table:table-cell office:value-type="float" office:value="6.5">
                <text:p>6.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4">
                <text:p>1994</text:p>
              </table:table-cell>
              <table:table-cell office:value-type="float" office:value="5.5">
                <text:p>5.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5">
                <text:p>1995</text:p>
              </table:table-cell>
              <table:table-cell office:value-type="float" office:value="5.6">
                <text:p>5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6">
                <text:p>1996</text:p>
              </table:table-cell>
              <table:table-cell office:value-type="float" office:value="5.4">
                <text:p>5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7">
                <text:p>1997</text:p>
              </table:table-cell>
              <table:table-cell office:value-type="float" office:value="4.7">
                <text:p>4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8">
                <text:p>1998</text:p>
              </table:table-cell>
              <table:table-cell office:value-type="float" office:value="4.4">
                <text:p>4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3.9">
                <text:p>3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1">
                <text:p>2001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2">
                <text:p>2002</text:p>
              </table:table-cell>
              <table:table-cell office:value-type="float" office:value="6">
                <text:p>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3">
                <text:p>2003</text:p>
              </table:table-cell>
              <table:table-cell office:value-type="float" office:value="5.7">
                <text:p>5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">
                <text:p>2004</text:p>
              </table:table-cell>
              <table:table-cell office:value-type="float" office:value="5.4">
                <text:p>5.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5">
                <text:p>200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6">
                <text:p>2006</text:p>
              </table:table-cell>
              <table:table-cell office:value-type="float" office:value="4.4">
                <text:p>4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7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8">
                <text:p>2008</text:p>
              </table:table-cell>
              <table:table-cell office:value-type="float" office:value="5.8">
                <text:p>5.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9">
                <text:p>2009</text:p>
              </table:table-cell>
              <table:table-cell office:value-type="float" office:value="8.7">
                <text:p>8.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0">
                <text:p>2010</text:p>
              </table:table-cell>
              <table:table-cell office:value-type="float" office:value="9.4">
                <text:p>9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1">
                <text:p>2011</text:p>
              </table:table-cell>
              <table:table-cell office:value-type="float" office:value="8.5">
                <text:p>8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2">
                <text:p>2012</text:p>
              </table:table-cell>
              <table:table-cell office:value-type="float" office:value="7.8">
                <text:p>7.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3">
                <text:p>2013</text:p>
              </table:table-cell>
              <table:table-cell office:value-type="float" office:value="6.7">
                <text:p>6.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4">
                <text:p>2014</text:p>
              </table:table-cell>
              <table:table-cell office:value-type="float" office:value="5.7">
                <text:p>5.7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